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TagExtraInfo.generateValidationMessages( Tag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TagExtraInfo.validate( Tag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